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1336" officeooo:paragraph-rsid="001e1336"/>
    </style:style>
    <style:style style:name="P2" style:family="paragraph" style:parent-style-name="Standard" style:list-style-name="L1">
      <style:text-properties officeooo:rsid="001e1336" officeooo:paragraph-rsid="001e1336"/>
    </style:style>
    <style:style style:name="P3" style:family="paragraph" style:parent-style-name="Standard" style:list-style-name="L1">
      <style:text-properties officeooo:rsid="001e67c8" officeooo:paragraph-rsid="001e67c8"/>
    </style:style>
    <style:style style:name="P4" style:family="paragraph" style:parent-style-name="Standard" style:list-style-name="L1">
      <style:text-properties officeooo:rsid="001f98bc" officeooo:paragraph-rsid="001f98bc"/>
    </style:style>
    <style:style style:name="T1" style:family="text">
      <style:text-properties officeooo:rsid="001f98b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still needed:</text:p>
      <text:list xml:id="list2253903268" text:style-name="L1">
        <text:list-item>
          <text:p text:style-name="P2">Gametime needs to be fixed and surrounded with a nice rectang<text:span text:style-name="T1">le</text:span></text:p>
        </text:list-item>
        <text:list-item>
          <text:p text:style-name="P3">Sounds/Animation </text:p>
        </text:list-item>
        <text:list-item>
          <text:p text:style-name="P4">Small GUI</text:p>
        </text:list-item>
        <text:list-item>
          <text:p text:style-name="P4">Balanced Leve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0:33:53.661382653</meta:creation-date>
    <dc:date>2022-09-29T21:00:45.568582034</dc:date>
    <meta:editing-duration>PT20H26M52S</meta:editing-duration>
    <meta:editing-cycles>3</meta:editing-cycles>
    <meta:generator>LibreOffice/7.4.1.2$MacOSX_X86_64 LibreOffice_project/3c58a8f3a960df8bc8fd77b461821e42c061c5f0</meta:generator>
    <meta:document-statistic meta:table-count="0" meta:image-count="0" meta:object-count="0" meta:page-count="1" meta:paragraph-count="5" meta:word-count="24" meta:character-count="128" meta:non-whitespace-character-count="112"/>
  </office:meta>
</office:document-meta>
</file>